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monospace"/>
    <style:font-face style:name="Liberation Sans" svg:font-family="'Liberation Sans'" style:font-family-generic="swiss" style:font-pitch="variable"/>
    <style:font-face style:name="Liberation Sans1" svg:font-family="'Liberation Sans', Arial, sans-serif"/>
    <style:font-face style:name="Liberation Serif" svg:font-family="'Liberation Serif'" style:font-family-generic="roman" style:font-pitch="variable"/>
    <style:font-face style:name="Liberation Serif1" svg:font-family="'Liberation Serif', 'Times New Roman'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Preformatted_20_Text">
      <style:text-properties fo:background-color="#fbfcfd" loext:padding-left="0.1252in" loext:padding-right="0.1252in" loext:padding-top="0.1043in" loext:padding-bottom="0.1043in" loext:border="0.06pt solid #d5dde5"/>
    </style:style>
    <style:style style:name="P3" style:family="paragraph" style:parent-style-name="Preformatted_20_Text">
      <style:paragraph-properties fo:margin-top="0in" fo:margin-bottom="0.1965in" style:contextual-spacing="false"/>
      <style:text-properties fo:background-color="#fbfcfd" loext:padding-left="0.1252in" loext:padding-right="0.1252in" loext:padding-top="0.1043in" loext:padding-bottom="0.1043in" loext:border="0.06pt solid #d5dde5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fo:font-weight="bold"/>
    </style:style>
    <style:style style:name="T2" style:family="text">
      <style:text-properties style:text-position="-8% 8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ytingLean × “Closing the Loop” — Lean mechanization, reproducibility bundle, and visuals</text:p>
      <text:p text:style-name="Text_20_Body.muted">Date: 2025-12-24</text:p>
      <text:h text:style-name="Heading_20_2" text:outline-level="2">1. Purpose</text:h>
      <text:p text:style-name="Text_20_body">This document explains what was mechanized in Lean to support the mathematics in <text:span text:style-name="Source_20_Text">WIP/Closing the loop_ how semantic closure.pdf</text:span>, and how an external researcher can independently verify the results and inspect concrete compilation/runtime artifacts. </text:p>
      <text:h text:style-name="Heading_20_2" text:outline-level="2">2. Executive summary (what is now “real”)</text:h>
      <text:list xml:id="list730138072" text:style-name="L1">
        <text:list-item>
          <text:p text:style-name="P5"><text:span text:style-name="T1">Semantic closure as a fixed-point condition</text:span>: we formalize closure operators and fixed points both set-theoretically and categorically. </text:p>
        </text:list-item>
        <text:list-item>
          <text:p text:style-name="P5"><text:span text:style-name="T1">No overclaims about β (inverse evaluation)</text:span>: we separate (i) injective evaluation-at-<text:span text:style-name="Emphasis">b</text:span> from (ii) a chosen right-inverse β, and we provide an “inverse on the image” construction when global β is not justified. </text:p>
        </text:list-item>
        <text:list-item>
          <text:p text:style-name="P5"><text:span text:style-name="T1">Minimum categorical conditions made explicit</text:span>: we isolate exactly what structure is needed (exponentiable object + evaluation) and provide both a “faithful U : C ⥤ Type” route and a “pure Yoneda into presheaves” route. </text:p>
        </text:list-item>
        <text:list-item>
          <text:p text:style-name="P5"><text:span text:style-name="T1">Time semantics generalized</text:span>: from preorder-time to a general “functorial time” category (quantifying over morphisms t ⟶ t′). </text:p>
        </text:list-item>
        <text:list-item>
          <text:p text:style-name="P5"><text:span text:style-name="T1">Computation unification hooks are executable</text:span>: λ-calculus (β-law), process calculus (safety kernel), Mealy/coalgebra hook, and a relational realizability invariant-transport theorem. </text:p>
        </text:list-item>
        <text:list-item>
          <text:p text:style-name="P4"><text:span text:style-name="T1">Researcher bundle</text:span>: a self-contained directory with pinned dependencies, strict build/run, hostile-environment checks, emitted LambdaIR + C artifacts, and standalone 2D/3D visuals. </text:p>
        </text:list-item>
      </text:list>
      <text:h text:style-name="Heading_20_2" text:outline-level="2">3. Mapping to the paper’s core mathematics (minimal)</text:h>
      <text:p text:style-name="Text_20_body">The paper’s core diagram (A → B → H(A,B) → H(B,H(A,B))) is mechanized with an explicit ladder of assumptions: </text:p>
      <text:list xml:id="list2378886230" text:style-name="L2">
        <text:list-item>
          <text:p text:style-name="P7"><text:span text:style-name="Source_20_Text">InjectiveEvalAt</text:span>: evaluation-at-<text:span text:style-name="Emphasis">b</text:span> is injective (uniqueness at <text:span text:style-name="Emphasis">b</text:span>). </text:p>
        </text:list-item>
        <text:list-item>
          <text:p text:style-name="P7"><text:span text:style-name="Source_20_Text">InverseEvaluation</text:span> (alias <text:span text:style-name="Source_20_Text">RightInverseAt</text:span>): a chosen β right-inverse at <text:span text:style-name="Emphasis">b</text:span> (stronger data). </text:p>
        </text:list-item>
        <text:list-item>
          <text:p text:style-name="P6"><text:span text:style-name="Source_20_Text">EvalImage</text:span>: β defined only on the image/range (choice-free, always honest). </text:p>
        </text:list-item>
      </text:list>
      <text:p text:style-name="Text_20_body">A concise outline and Lean-name map is in: <text:span text:style-name="Source_20_Text">WIP/ClosingTheLoop_PaperPack/06_Paper_Math_Outline.md</text:span>. </text:p>
      <text:h text:style-name="Heading_20_2" text:outline-level="2">4. Concreteness vs Yoneda (researcher question 1–4)</text:h>
      <text:p text:style-name="Text_20_body">The development treats “C is concrete” as an explicit assumption (faithful U : C ⥤ Type) rather than a default. When possible, we also supply the canonical alternative: the Yoneda embedding into presheaves <text:span text:style-name="Source_20_Text">C ⥤ (Cᵒᵖ ⥤ Type)</text:span>, which is fully faithful, so properties like idempotence can be reflected without assuming concreteness. </text:p>
      <text:h text:style-name="Heading_20_2" text:outline-level="2">5. Computation vs dynamics: a shared interface (Ω<text:span text:style-name="T2">R</text:span>)</text:h>
      <text:p text:style-name="P2">COMPUTATION TRACK: <text:s text:c="39"/>DYNAMICS TRACK:</text:p>
      <text:p text:style-name="Preformatted_20_Text"/>
      <text:p text:style-name="P2">Lean (ClosingTheLoop proofs) <text:s text:c="30"/>(M,R)/(F,A) diagrams in C</text:p>
      <text:p text:style-name="P2"><text:s text:c="4"/>↓ <text:s/>(proofs erase; executable remains) <text:s text:c="21"/>↓ <text:s/>(time-indexing / reachability)</text:p>
      <text:p text:style-name="P2">LambdaIR semantics (β-law) <text:s text:c="33"/>ReachSystem / Kernel / Nucleus</text:p>
      <text:p text:style-name="P2"><text:soft-page-break/><text:s text:c="4"/>↓ <text:s/>(certified compilation fragments) <text:s text:c="24"/>↓ <text:s/>(simulation relations)</text:p>
      <text:p text:style-name="P2">MiniC AST <text:s/>→ <text:s/>tiny-C AST <text:s/>→ <text:s/>emitted C <text:s/>→ <text:s/>cc binary <text:s text:c="9"/>Process / Mealy / functorial-time semantics</text:p>
      <text:p text:style-name="P2"><text:s text:c="4"/>↓ <text:s text:c="57"/>↓</text:p>
      <text:p text:style-name="P2">Curry–Howard (proofs-as-programs) <text:s text:c="24"/>Relational realizability (invariants transport)</text:p>
      <text:p text:style-name="Preformatted_20_Text"/>
      <text:p text:style-name="P2">══════════════════════ HEYTING NUCLEUS <text:s/>Ω_R <text:s/>══════════════════════</text:p>
      <text:p text:style-name="P2"><text:s text:c="25"/>↓</text:p>
      <text:p text:style-name="P2"><text:s text:c="9"/>Fixed points = semantically closed selectors / invariants</text:p>
      <text:p text:style-name="P3"><text:s text:c="19"/>(dynamics: halting states / periodic orbits)</text:p>
      <text:h text:style-name="Heading_20_2" text:outline-level="2">6. Independent verification bundle (Lean + LambdaIR + C + runtime)</text:h>
      <text:p text:style-name="Text_20_body">The external “researcher bundle” lives at: <text:span text:style-name="Source_20_Text">WIP/ClosingTheLoop_PaperPack/RESEARCHER_BUNDLE/</text:span>. </text:p>
      <text:p text:style-name="Text_20_body">Verification entry point: <text:span text:style-name="Source_20_Text">./scripts/verify_closing_the_loop.sh</text:span>. </text:p>
      <text:list xml:id="list186352911" text:style-name="L3">
        <text:list-item>
          <text:p text:style-name="P9">Strict Lean build (no <text:span text:style-name="Source_20_Text">sorry</text:span> markers in the slice; greps included). </text:p>
        </text:list-item>
        <text:list-item>
          <text:p text:style-name="P9">Axiom audit: checks key theorems do not depend on <text:span text:style-name="Source_20_Text">sorryAx</text:span> (<text:span text:style-name="Source_20_Text">reports/AXIOMS_AUDIT_OUTPUT.txt</text:span>). </text:p>
        </text:list-item>
        <text:list-item>
          <text:p text:style-name="P9">Builds and runs <text:span text:style-name="Source_20_Text">closing_the_loop_bundle_demo</text:span> (Lean native toolchain + runtime). </text:p>
        </text:list-item>
        <text:list-item>
          <text:p text:style-name="P9">Emits artifacts: <text:span text:style-name="Source_20_Text">artifacts/compiler/ir/add1.lambdair.txt</text:span>, <text:span text:style-name="Source_20_Text">artifacts/compiler/ir/add1.minic.txt</text:span>, <text:span text:style-name="Source_20_Text">artifacts/compiler/c/add1.c</text:span>. </text:p>
        </text:list-item>
        <text:list-item>
          <text:p text:style-name="P9">Compiles emitted C with <text:span text:style-name="Source_20_Text">cc</text:span> and runs it. </text:p>
        </text:list-item>
        <text:list-item>
          <text:p text:style-name="P9">Hostile-environment checks: unwritable artifacts dir, empty env/PATH (<text:span text:style-name="Source_20_Text">reports/ROBUSTNESS.txt</text:span>). </text:p>
        </text:list-item>
        <text:list-item>
          <text:p text:style-name="P8">Portability check: dynamic deps via <text:span text:style-name="Source_20_Text">ldd</text:span>/<text:span text:style-name="Source_20_Text">otool</text:span> (<text:span text:style-name="Source_20_Text">reports/PORTABILITY.txt</text:span>). </text:p>
        </text:list-item>
      </text:list>
      <text:h text:style-name="Heading_20_2" text:outline-level="2">7. Visual artifacts (2D/3D + dependency graphs)</text:h>
      <text:p text:style-name="Text_20_body">Open <text:span text:style-name="Source_20_Text">WIP/ClosingTheLoop_PaperPack/RESEARCHER_BUNDLE/artifacts/visuals/index.html</text:span> to view: </text:p>
      <text:list xml:id="list1607177416" text:style-name="L4">
        <text:list-item>
          <text:p text:style-name="P11">Standalone 2D embedding (pan/zoom) and interactive 3D embedding (drag/zoom/pan). </text:p>
        </text:list-item>
        <text:list-item>
          <text:p text:style-name="P11">Module import graphs (SVG) for the ClosingTheLoop slice. </text:p>
        </text:list-item>
        <text:list-item>
          <text:p text:style-name="P10">Proof DAG snapshots (SVG) for selected key theorems. </text:p>
        </text:list-item>
      </text:list>
      <text:h text:style-name="Heading_20_2" text:outline-level="2">8. Notes on axioms and assumptions (honesty contract)</text:h>
      <text:p text:style-name="Text_20_body">The verifier forbids <text:span text:style-name="Source_20_Text">sorry</text:span>/<text:span text:style-name="Source_20_Text">admit</text:span>/<text:span text:style-name="Source_20_Text">axiom</text:span> markers in the bundle’s Lean sources and checks that key theorems do not depend on <text:span text:style-name="Source_20_Text">sorryAx</text:span>. </text:p>
      <text:p text:style-name="Text_20_body"><text:soft-page-break/>Some results (e.g. choosing a right inverse from a surjectivity hypothesis) necessarily use classical choice unless additional constructive data is provided; this is surfaced in the axiom audit output. </text:p>
      <text:h text:style-name="Heading_20_2" text:outline-level="2">9. Time spent (objective, observable)</text:h>
      <text:p text:style-name="Text_20_body">This repository does not log “active hours”. The only objective measure available is the timestamped development history and file modification times. The ClosingTheLoop work is present in commits dated <text:span text:style-name="T1">2025-12-23</text:span> and in additional QA/visualization work dated <text:span text:style-name="T1">2025-12-24</text:span>. Therefore, the effort spans at least <text:span text:style-name="T1">2 calendar days</text:span>. </text:p>
      <text:p text:style-name="Text_20_Body.muted">Primary supporting docs: <text:span text:style-name="Source_20_Text">WIP/ClosingTheLoop_PaperPack/README.md</text:span>, <text:span text:style-name="Source_20_Text">WIP/closure_audit_outstanding.md</text:span>, <text:span text:style-name="Source_20_Text">WIP/ClosingTheLoop_PaperPack/06_Paper_Math_Outline.md</text:span>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monospace"/>
    <style:font-face style:name="Liberation Sans" svg:font-family="'Liberation Sans'" style:font-family-generic="swiss" style:font-pitch="variable"/>
    <style:font-face style:name="Liberation Sans1" svg:font-family="'Liberation Sans', Arial, sans-serif"/>
    <style:font-face style:name="Liberation Serif" svg:font-family="'Liberation Serif'" style:font-family-generic="roman" style:font-pitch="variable"/>
    <style:font-face style:name="Liberation Serif1" svg:font-family="'Liberation Serif', 'Times New Roman'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5%"/>
      <style:text-properties style:font-name="Liberation Serif1" fo:font-family="'Liberation Serif', 'Times New Roman', serif" style:font-name-asian="Liberation Serif1" style:font-family-asian="'Liberation Serif', 'Times New Roman', serif" style:font-name-complex="Liberation Serif1" style:font-family-complex="'Liberation Serif', 'Times New Roman', 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family="'Liberation Sans', Arial, sans-serif" fo:font-size="24pt" fo:font-weight="bold" style:font-name-asian="Liberation Sans1" style:font-family-asian="'Liberation Sans', Arial, sans-serif" style:font-size-asian="22pt" style:font-weight-asian="bold" style:font-name-complex="Liberation Sans1" style:font-family-complex="'Liberation Sans', Arial, sans-serif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ans1" fo:font-family="'Liberation Sans', Arial, sans-serif" fo:font-size="18pt" fo:font-weight="bold" style:font-name-asian="Liberation Sans1" style:font-family-asian="'Liberation Sans', Arial, sans-serif" style:font-size-asian="18pt" style:font-weight-asian="bold" style:font-name-complex="Liberation Sans1" style:font-family-complex="'Liberation Sans', Arial, sans-serif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1" fo:font-family="'Liberation Sans', Arial, sans-serif" fo:font-size="14pt" fo:font-weight="bold" style:font-name-asian="Liberation Sans1" style:font-family-asian="'Liberation Sans', Arial, sans-serif" style:font-size-asian="14pt" style:font-weight-asian="bold" style:font-name-complex="Liberation Sans1" style:font-family-complex="'Liberation Sans', Arial, sans-serif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padding-left="0.1252in" fo:padding-right="0.1252in" fo:padding-top="0.1043in" fo:padding-bottom="0.1043in" fo:border="0.06pt solid #d5dde5"/>
      <style:text-properties style:font-name="Liberation Mono" fo:font-family="'Liberation Mono', 'Courier New', monospace" fo:font-size="10pt" style:font-name-asian="Liberation Mono" style:font-family-asian="'Liberation Mono', 'Courier New', monospace" style:font-size-asian="10pt" style:font-name-complex="Liberation Mono" style:font-family-complex="'Liberation Mono', 'Courier New', monospace" style:font-size-complex="10pt"/>
    </style:style>
    <style:style style:name="Text_20_Body.muted" style:display-name="Text Body.muted" style:family="paragraph" style:parent-style-name="Text_20_body">
      <style:text-properties fo:color="#4b5563" loext:opacity="100%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, 'Courier New', monospace" style:font-name-asian="Liberation Mono" style:font-family-asian="'Liberation Mono', 'Courier New', monospace" style:font-name-complex="Liberation Mono" style:font-family-complex="'Liberation Mono', 'Courier New', monospac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eytingLean × ClosingTheLoop — Formalization &amp; Researcher Bundle</dc:title>
    <meta:document-statistic meta:table-count="0" meta:image-count="0" meta:object-count="0" meta:page-count="3" meta:paragraph-count="53" meta:word-count="659" meta:character-count="5345" meta:non-whitespace-character-count="4415"/>
    <meta:generator>LibreOffice/7.3.7.2$Linux_X86_64 LibreOffice_project/30$Build-2</meta:generator>
    <meta:user-defined meta:name=""/>
    <meta:user-defined meta:name="viewport">width=device-width, initial-scale=1</meta:user-defined>
  </office:meta>
</office:document-meta>
</file>